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2" style:family="paragraph" style:parent-style-name="Standard" style:master-page-name="Standard">
      <style:paragraph-properties fo:margin-left="0in" fo:margin-right="0in" fo:text-indent="0.5in" style:auto-text-indent="false" style:page-number="1" fo:break-before="auto" fo:break-after="auto"/>
    </style:style>
    <style:style style:name="P3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5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 fo:break-before="auto" fo:break-after="auto"/>
    </style:style>
    <style:style style:name="P6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 fo:break-before="auto" fo:break-after="auto"/>
    </style:style>
    <style:style style:name="P7" style:family="paragraph" style:parent-style-name="Standard" style:list-style-name="WWNum2">
      <style:paragraph-properties fo:margin-left="1.5in" fo:margin-right="0in" fo:text-align="justify" style:justify-single-word="false" fo:text-indent="-0.25in" style:auto-text-indent="false" fo:break-before="auto" fo:break-after="auto"/>
    </style:style>
    <style:style style:name="P8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Title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11" style:family="paragraph" style:parent-style-name="Heading_20_2">
      <style:paragraph-properties fo:margin-left="0in" fo:margin-right="0in" fo:text-indent="0.5in" style:auto-text-indent="false" fo:break-before="auto" fo:break-after="auto"/>
    </style:style>
    <style:style style:name="P12" style:family="paragraph" style:parent-style-name="Heading_20_2">
      <style:paragraph-properties fo:margin-left="0in" fo:margin-right="0in" fo:text-align="justify" style:justify-single-word="false" fo:text-indent="0.5in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font-name="Consolas" fo:font-size="10pt" style:text-underline-style="solid" style:text-underline-width="auto" style:text-underline-color="font-color" fo:background-color="#d9d9d9" loext:char-shading-value="0" style:font-name-asian="Consolas1" style:font-size-asian="10pt" style:font-name-complex="Consolas1" style:font-size-complex="10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none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style:font-name="Consolas" fo:font-size="10pt" fo:background-color="#d9d9d9" loext:char-shading-value="0" style:font-name-asian="Consolas1" style:font-size-asian="10pt" style:font-name-complex="Consolas1" style:font-size-complex="10pt"/>
    </style:style>
    <style:style style:name="T9" style:family="text">
      <style:text-properties fo:color="#a4cdfe" style:font-name="Consolas" fo:font-size="10pt" fo:background-color="#212d63" loext:char-shading-value="0" style:font-name-asian="Consolas1" style:font-size-asian="10pt" style:font-name-complex="Consolas1" style:font-size-complex="10pt"/>
    </style:style>
    <style:style style:name="T10" style:family="text">
      <style:text-properties fo:color="#a4cdfe" style:font-name="Consolas" fo:font-size="10pt" fo:font-style="italic" fo:background-color="#212d63" loext:char-shading-value="0" style:font-name-asian="Consolas1" style:font-size-asian="10pt" style:font-style-asian="italic" style:font-name-complex="Consolas1" style:font-size-complex="10pt"/>
    </style:style>
    <style:style style:name="T11" style:family="text">
      <style:text-properties fo:color="#f5fbff" style:font-name="Consolas" fo:font-size="10pt" fo:background-color="#212d63" loext:char-shading-value="0" style:font-name-asian="Consolas1" style:font-size-asian="10pt" style:font-name-complex="Consolas1" style:font-size-complex="10pt"/>
    </style:style>
    <style:style style:name="T12" style:family="text">
      <style:text-properties fo:color="#fbb5b2" style:font-name="Consolas" fo:font-size="10pt" fo:background-color="#212d63" loext:char-shading-value="0" style:font-name-asian="Consolas1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Тестовое задание</text:span></text:p>
      <text:p text:style-name="P4"/>
      <text:p text:style-name="P1">После проверки задания мы обязательно прокомментируем ваше решение. Код тестового задания не будет использован в коммерческих целях. </text:p>
      <text:p text:style-name="P11"><text:bookmark text:name="_njgtqq45axls"/><text:span text:style-name="T1">Описание</text:span></text:p>
      <text:p text:style-name="P1"><text:a xlink:type="simple" xlink:href="http://stripe.com/docs" text:style-name="ListLabel_20_19" text:visited-style-name="ListLabel_20_19"><text:span text:style-name="T2">stripe.com/docs</text:span></text:a> - платёжная система с подробным API и бесплатным тестовым режимом для имитации и тестирования платежей. С помощью python библиотеки <text:span text:style-name="T4">stripe </text:span>можно удобно создавать платежные формы разных видов, сохранять данные клиента, и реализовывать прочие платежные функции. </text:p>
      <text:p text:style-name="P1">Мы предлагаем вам познакомиться с этой прекрасной платежной системой, реализовав простой <text:span text:style-name="T5">сервер</text:span> с одной html страничкой, который общается со <text:span text:style-name="T5">Stripe</text:span> и создает платёжные формы для товаров. </text:p>
      <text:p text:style-name="P1">Для решения нужно использовать <text:span text:style-name="T5">Django</text:span>. Решение бонусных задач даст вам возможность прокачаться и показать свои умения, но это не обязательно. </text:p>
      <text:p text:style-name="P12"><text:bookmark text:name="_5ddrv8fpuckk"/>Задание</text:p>
      <text:p text:style-name="P1">Реализовать Django + Stripe API бэкенд со следующим функционалом и условиями:</text:p>
      <text:list xml:id="list2239800862" text:style-name="WWNum2">
        <text:list-item>
          <text:p text:style-name="P5">Django Модель <text:span text:style-name="T4">Item</text:span> с полями (name, description, price) </text:p>
        </text:list-item>
        <text:list-item>
          <text:p text:style-name="P5">API с двумя методами:</text:p>
          <text:list>
            <text:list-item>
              <text:p text:style-name="P7"><text:span text:style-name="T5">GET</text:span> <text:span text:style-name="T4">/buy/{id}</text:span>, c помощью которого можно получить Stripe Session Id для оплаты выбранного <text:span text:style-name="T4">Item</text:span>. При выполнении этого метода c бэкенда с помощью python библиотеки <text:span text:style-name="T5">stripe</text:span> должен выполняться запрос <text:span text:style-name="T7">stripe.checkout.Session.create(...) </text:span>и полученный session.id выдаваться в результате запроса</text:p>
            </text:list-item>
            <text:list-item>
              <text:p text:style-name="P7"><text:span text:style-name="T5">GET</text:span> <text:span text:style-name="T4">/item/{id}</text:span>, c помощью которого можно получить простейшую HTML страницу, на которой будет информация о выбранном <text:span text:style-name="T4">Item </text:span>и кнопка <text:span text:style-name="T5">Buy</text:span>. По нажатию на кнопку <text:span text:style-name="T5">Buy </text:span>должен происходить запрос на <text:span text:style-name="T4">/buy/{id}, </text:span>получение session_id и далее <text:s/>с помощью JS библиотеки <text:span text:style-name="T5">Stripe</text:span> происходить редирект на Checkout форму <text:span text:style-name="T7">stripe.redirectToCheckout(sessionId=session_id)</text:span></text:p>
            </text:list-item>
            <text:list-item>
              <text:p text:style-name="P7">Пример реализации можно посмотреть в пунктах 1-3 <text:a xlink:type="simple" xlink:href="https://stripe.com/docs/payments/accept-a-payment?integration=checkout" text:style-name="ListLabel_20_19" text:visited-style-name="ListLabel_20_19"><text:span text:style-name="T2">тут</text:span></text:a></text:p>
            </text:list-item>
          </text:list>
        </text:list-item>
        <text:list-item>
          <text:p text:style-name="P5">Залить решение на Github, описать запуск в Readme.md</text:p>
        </text:list-item>
        <text:list-item>
          <text:p text:style-name="P5">Опубликовать свое решение чтобы его можно было быстро и легко протестировать. </text:p>
        </text:list-item>
        <text:list-item>
          <text:p text:style-name="P5">Решения доступные только в виде кода на Github получат низкий приоритет при проверке.</text:p>
        </text:list-item>
      </text:list>
      <text:p text:style-name="P4"/>
      <text:p text:style-name="P1">Бонусные задачи: </text:p>
      <text:list xml:id="list1214007493" text:style-name="WWNum1">
        <text:list-item>
          <text:p text:style-name="P6">Запуск используя Docker</text:p>
        </text:list-item>
        <text:list-item>
          <text:p text:style-name="P6">Использование environment variables</text:p>
        </text:list-item>
        <text:list-item>
          <text:p text:style-name="P6">Просмотр Django Моделей в Django Admin панели</text:p>
        </text:list-item>
        <text:list-item>
          <text:p text:style-name="P6">Запуск приложения на удаленном сервере, доступном для тестирования</text:p>
        </text:list-item>
        <text:list-item>
          <text:p text:style-name="P6">Модель Order, в которой можно объединить несколько Item и сделать платёж в Stripe на содержимое Order c общей стоимостью всех Items</text:p>
        </text:list-item>
        <text:list-item>
          <text:p text:style-name="P6">Модели Discount, Tax, которые можно прикрепить к модели Order и связать с соответствующими атрибутами при создании платежа в Stripe - в таком случае они корректно отображаются в Stripe Checkout форме. </text:p>
        </text:list-item>
        <text:list-item>
          <text:p text:style-name="P6"><text:soft-page-break/>Добавить поле Item.currency, создать 2 Stripe Keypair на две разные валюты и в зависимости от валюты выбранного товара предлагать оплату в соответствующей валюте</text:p>
        </text:list-item>
        <text:list-item>
          <text:p text:style-name="P6">Реализовать не Stripe Session, а Stripe Payment Intent.</text:p>
        </text:list-item>
      </text:list>
      <text:p text:style-name="P1"/>
      <text:p text:style-name="P10"><text:bookmark text:name="_mcl6i4g8bfll"/>Пример</text:p>
      <text:p text:style-name="P1"><text:line-break/>API метод для получения HTML c кнопкой на платежную форму от Stripe для Item с id=1: </text:p>
      <text:p text:style-name="P8"><text:span text:style-name="T8">curl -X GET </text:span><text:a xlink:type="simple" xlink:href="http://localhost:8000/posts" text:style-name="ListLabel_20_20" text:visited-style-name="ListLabel_20_20"><text:span text:style-name="T3">http://localhost:8000/</text:span></text:a><text:span text:style-name="T8">item/1</text:span></text:p>
      <text:p text:style-name="P9"/>
      <text:p text:style-name="P9">Результат - HTML c инфой и кнопкой:<text:line-break/><text:span text:style-name="T9">&lt;html&gt;</text:span></text:p>
      <text:p text:style-name="P9"><text:span text:style-name="T11"><text:s text:c="2"/></text:span><text:span text:style-name="T9">&lt;head&gt;</text:span></text:p>
      <text:p text:style-name="P9"><text:span text:style-name="T11"><text:s text:c="4"/></text:span><text:span text:style-name="T9">&lt;title&gt;</text:span><text:span text:style-name="T11">Buy Item 1</text:span><text:span text:style-name="T9">&lt;/title&gt;</text:span></text:p>
      <text:p text:style-name="P9"><text:span text:style-name="T11"><text:s text:c="2"/></text:span><text:span text:style-name="T9">&lt;/head&gt;</text:span></text:p>
      <text:p text:style-name="P9"><text:span text:style-name="T11"><text:s text:c="2"/></text:span><text:span text:style-name="T9">&lt;body&gt;</text:span></text:p>
      <text:p text:style-name="P3"><text:span text:style-name="T9"><text:s text:c="4"/>&lt;h1&gt;</text:span><text:span text:style-name="T11">Item 1</text:span><text:span text:style-name="T9">&lt;/h1&gt;</text:span></text:p>
      <text:p text:style-name="P9"><text:span text:style-name="T11"><text:s text:c="4"/></text:span><text:span text:style-name="T9">&lt;p&gt;</text:span><text:span text:style-name="T11">Description of Item 1</text:span><text:span text:style-name="T9">&lt;/p&gt;<text:line-break/> <text:s text:c="3"/>&lt;p&gt;</text:span><text:span text:style-name="T11">1111</text:span><text:span text:style-name="T9">&lt;/p&gt;</text:span></text:p>
      <text:p text:style-name="P9"><text:span text:style-name="T11"><text:s text:c="4"/></text:span><text:span text:style-name="T9">&lt;button </text:span><text:span text:style-name="T10">id</text:span><text:span text:style-name="T9">="buy-button"&gt;</text:span><text:span text:style-name="T11">Buy</text:span><text:span text:style-name="T9">&lt;/button&gt;</text:span></text:p>
      <text:p text:style-name="P9"><text:span text:style-name="T11"><text:s text:c="4"/></text:span><text:span text:style-name="T9">&lt;script </text:span><text:span text:style-name="T10">type</text:span><text:span text:style-name="T9">="text/javascript"&gt;</text:span></text:p>
      <text:p text:style-name="P9"><text:span text:style-name="T11"><text:s text:c="6"/></text:span><text:span text:style-name="T9">var</text:span><text:span text:style-name="T11"> stripe = </text:span><text:span text:style-name="T9">Stripe</text:span><text:span text:style-name="T11">('pk_test_a9nwZVa5O7b0xz3lxl318KSU00x1L9ZWsF');</text:span></text:p>
      <text:p text:style-name="P9"><text:span text:style-name="T11"><text:s text:c="6"/></text:span><text:span text:style-name="T9">var</text:span><text:span text:style-name="T11"> buyButton = document.</text:span><text:span text:style-name="T9">getElementById</text:span><text:span text:style-name="T11">(buy-button');</text:span></text:p>
      <text:p text:style-name="P9"><text:span text:style-name="T11"><text:s text:c="6"/>buyButton.</text:span><text:span text:style-name="T9">addEventListener</text:span><text:span text:style-name="T11">('click', </text:span><text:span text:style-name="T9">function</text:span><text:span text:style-name="T11">() {</text:span></text:p>
      <text:p text:style-name="P9"><text:span text:style-name="T11"><text:s text:c="8"/>// Create a new Checkout Session using the server-side endpoint </text:span></text:p>
      <text:p text:style-name="P9"><text:span text:style-name="T11"><text:s text:c="8"/>// Redirect to Stripe Session Checkout</text:span></text:p>
      <text:p text:style-name="P9"><text:span text:style-name="T11"><text:s text:c="8"/></text:span><text:span text:style-name="T9">fetch</text:span><text:span text:style-name="T11">('/buy/1', {</text:span><text:span text:style-name="T12">method:</text:span><text:span text:style-name="T11"> 'GET'})</text:span></text:p>
      <text:p text:style-name="P9"><text:span text:style-name="T11"><text:s text:c="8"/>.</text:span><text:span text:style-name="T9">then</text:span><text:span text:style-name="T11">(response =&gt; </text:span><text:span text:style-name="T9">return</text:span><text:span text:style-name="T11"> response.</text:span><text:span text:style-name="T9">json</text:span><text:span text:style-name="T11">())</text:span></text:p>
      <text:p text:style-name="P9"><text:span text:style-name="T11"><text:s text:c="8"/>.</text:span><text:span text:style-name="T9">then</text:span><text:span text:style-name="T11">(session =&gt; stripe.</text:span><text:span text:style-name="T9">redirectToCheckout</text:span><text:span text:style-name="T11">({ </text:span><text:span text:style-name="T12">sessionId:</text:span><text:span text:style-name="T11"> session.id }))</text:span></text:p>
      <text:p text:style-name="P9"><text:span text:style-name="T11"><text:s text:c="6"/>});</text:span></text:p>
      <text:p text:style-name="P9"><text:span text:style-name="T11"><text:s text:c="4"/></text:span><text:span text:style-name="T9">&lt;/script&gt;</text:span></text:p>
      <text:p text:style-name="P9"><text:soft-page-break/><text:span text:style-name="T11"><text:s text:c="2"/></text:span><text:span text:style-name="T9">&lt;/body&gt;</text:span></text:p>
      <text:p text:style-name="P9"><text:span text:style-name="T9">&lt;/html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font-name="Consolas" fo:font-family="Consolas" style:font-family-generic="roman" style:font-pitch="variable" fo:font-size="10pt" style:text-underline-style="solid" style:text-underline-width="auto" style:text-underline-color="font-color" fo:background-color="#d9d9d9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9" meta:word-count="458" meta:character-count="3449" meta:non-whitespace-character-count="2944"/>
    <meta:generator>LibreOfficeDev/6.0.5.2$Linux_X86_64 LibreOffice_project/</meta:generator>
  </office:meta>
</office:document-meta>
</file>